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554cm" fo:min-width="0.304cm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Dot" svg:stroke-width="0.053cm" svg:stroke-color="#55308d" draw:marker-start-width="0.279cm" draw:marker-end="線條箭頭_20_2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35cm" draw:marker-start-width="0.252cm" draw:marker-end="線條箭頭_20_3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6.71cm" fo:min-width="17.46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ot" svg:stroke-width="0.053cm" svg:stroke-color="#00a933" draw:marker-start-width="0.279cm" draw:marker-end="線條箭頭_20_2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dash" draw:stroke-dash="Dot" svg:stroke-width="0.035cm" svg:stroke-color="#ff4000" draw:marker-start-width="0.252cm" draw:marker-end-width="0.252cm" draw:fill="none" draw:textarea-horizontal-align="justify" draw:textarea-vertical-align="middle" draw:auto-grow-height="false" fo:min-height="1.296cm" fo:min-width="7.29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ot" svg:stroke-width="0.053cm" svg:stroke-color="#ff0000" draw:marker-start-width="0.279cm" draw:marker-end="線條箭頭_20_2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ot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2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48cm"/>
      <style:paragraph-properties style:writing-mode="lr-tb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cm" fo:min-width="1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color="#ff4000" loext:opacity="100%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color="#ff4000" loext:opacity="100%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  <style:text-properties style:use-window-font-color="true" loext:opacity="0%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color="#800080" loext:opacity="100%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800080" loext:opacity="100%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-color="#000000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4000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color="#800080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25cm" svg:height="1.25cm" svg:x="10.65cm" svg:y="2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1.25cm" svg:height="1.25cm" svg:x="7.55cm" svg:y="4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.25cm" svg:height="1.25cm" svg:x="5.551cm" svg:y="6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.25cm" svg:height="1.25cm" svg:x="9.552cm" svg:y="6.9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1.25cm" svg:height="1.25cm" svg:x="13.751cm" svg:y="4.7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25cm" svg:height="1.25cm" svg:x="11.752cm" svg:y="6.9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25cm" svg:height="1.25cm" svg:x="15.753cm" svg:y="6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8cm" svg:y1="2.5cm" svg:x2="17.3cm" svg:y2="8.75cm">
          <text:p/>
        </draw:line>
        <draw:connector draw:style-name="gr3" draw:text-style-name="P2" draw:layer="layout" draw:type="line" svg:x1="14.818cm" svg:y1="5.818cm" svg:x2="15.936cm" svg:y2="7.136cm" draw:start-shape="id1" draw:start-glue-point="9" draw:end-shape="id2" draw:end-glue-point="5" svg:d="M14818 5818l1118 1318" svg:viewBox="0 0 1119 1319">
          <text:p/>
        </draw:connector>
        <draw:connector draw:style-name="gr3" draw:text-style-name="P2" draw:layer="layout" draw:type="line" svg:x1="13.934cm" svg:y1="5.818cm" svg:x2="12.819cm" svg:y2="7.135cm" draw:start-shape="id1" draw:start-glue-point="7" draw:end-shape="id3" draw:end-glue-point="11" svg:d="M13934 5818l-1115 1317" svg:viewBox="0 0 1116 1318">
          <text:p/>
        </draw:connector>
        <draw:connector draw:style-name="gr3" draw:text-style-name="P2" draw:layer="layout" draw:type="line" svg:x1="11.9cm" svg:y1="3.375cm" svg:x2="13.934cm" svg:y2="4.934cm" draw:start-shape="id4" draw:start-glue-point="10" draw:end-shape="id1" draw:end-glue-point="5" svg:d="M11900 3375l2034 1559" svg:viewBox="0 0 2035 1560">
          <text:p/>
        </draw:connector>
        <draw:connector draw:style-name="gr3" draw:text-style-name="P2" draw:layer="layout" draw:type="line" svg:x1="10.65cm" svg:y1="3.375cm" svg:x2="8.617cm" svg:y2="4.933cm" draw:start-shape="id4" draw:start-glue-point="6" draw:end-shape="id5" draw:end-glue-point="11" svg:d="M10650 3375l-2033 1558" svg:viewBox="0 0 2034 1559">
          <text:p/>
        </draw:connector>
        <draw:connector draw:style-name="gr3" draw:text-style-name="P2" draw:layer="layout" draw:type="line" svg:x1="7.733cm" svg:y1="5.817cm" svg:x2="6.618cm" svg:y2="7.134cm" draw:start-shape="id5" draw:start-glue-point="7" draw:end-shape="id6" draw:end-glue-point="11" svg:d="M7733 5817l-1115 1317" svg:viewBox="0 0 1116 1318">
          <text:p/>
        </draw:connector>
        <draw:connector draw:style-name="gr3" draw:text-style-name="P2" draw:layer="layout" draw:type="line" svg:x1="8.617cm" svg:y1="5.817cm" svg:x2="9.735cm" svg:y2="7.135cm" draw:start-shape="id5" draw:start-glue-point="9" draw:end-shape="id7" draw:end-glue-point="5" svg:d="M8617 5817l1118 1318" svg:viewBox="0 0 1119 1319">
          <text:p/>
        </draw:connector>
        <draw:custom-shape draw:style-name="gr4" draw:text-style-name="P2" draw:layer="layout" svg:width="18.75cm" svg:height="7.75cm" svg:x="2cm" svg:y="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1.55cm" svg:y1="2.5cm" svg:x2="5.3cm" svg:y2="8.75cm">
          <text:p/>
        </draw:line>
        <draw:frame draw:style-name="gr6" draw:text-style-name="P4" draw:layer="layout" svg:width="2.25cm" svg:height="0.725cm" svg:x="18cm" svg:y="9.6cm">
          <draw:text-box>
            <text:p text:style-name="P3"><text:span text:style-name="T1">axleTree</text:span></text:p>
          </draw:text-box>
        </draw:frame>
        <draw:custom-shape draw:style-name="gr7" draw:text-style-name="P2" draw:layer="layout" svg:width="8cm" svg:height="1.75cm" svg:x="7.3cm" svg:y="4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5.7cm" svg:height="0.725cm" svg:x="15.1cm" svg:y="5.1cm">
          <draw:text-box>
            <text:p text:style-name="P5"><text:span text:style-name="T2">CountSpecificDepthAxle</text:span></text:p>
          </draw:text-box>
        </draw:frame>
        <draw:line draw:style-name="gr9" draw:text-style-name="P7" draw:layer="layout" svg:x1="12.05cm" svg:y1="3cm" svg:x2="7.05cm" svg:y2="5.5cm">
          <text:p/>
        </draw:line>
        <draw:line draw:style-name="gr10" draw:text-style-name="P2" draw:layer="layout" svg:x1="7.087cm" svg:y1="5.487cm" svg:x2="11.8cm" svg:y2="9cm">
          <text:p/>
        </draw:line>
        <draw:line draw:style-name="gr11" draw:text-style-name="P2" draw:layer="layout" svg:x1="17.3cm" svg:y1="8.5cm" svg:x2="17.3cm" svg:y2="9.25cm">
          <text:p/>
        </draw:line>
        <draw:frame draw:style-name="gr12" draw:text-style-name="P9" draw:layer="layout" svg:width="3.15cm" svg:height="0.569cm" svg:x="14.35cm" svg:y="8.701cm">
          <draw:text-box>
            <text:p text:style-name="P8"><text:span text:style-name="T3">The most right side</text:span></text:p>
          </draw:text-box>
        </draw:frame>
        <draw:line draw:style-name="gr11" draw:text-style-name="P2" draw:layer="layout" svg:x1="5.3cm" svg:y1="8.5cm" svg:x2="5.3cm" svg:y2="9.25cm">
          <text:p/>
        </draw:line>
        <draw:frame draw:style-name="gr13" draw:text-style-name="P9" draw:layer="layout" svg:width="3.15cm" svg:height="0.569cm" svg:x="5.15cm" svg:y="8.702cm">
          <draw:text-box>
            <text:p text:style-name="P8"><text:span text:style-name="T3">The most left side</text:span></text:p>
          </draw:text-box>
        </draw:frame>
        <draw:frame draw:style-name="gr6" draw:text-style-name="P11" draw:layer="layout" svg:width="4.35cm" svg:height="0.725cm" svg:x="16.7cm" svg:y="7.801cm">
          <draw:text-box>
            <text:p text:style-name="P10"><text:span text:style-name="T4">GoRightEdgeSide</text:span></text:p>
          </draw:text-box>
        </draw:frame>
        <draw:frame draw:style-name="gr6" draw:text-style-name="P13" draw:layer="layout" svg:width="3.95cm" svg:height="0.725cm" svg:x="1.9cm" svg:y="7.802cm">
          <draw:text-box>
            <text:p text:style-name="P12"><text:span text:style-name="T5">GoLeftEdgeSide</text:span></text:p>
          </draw:text-box>
        </draw:frame>
        <draw:frame draw:style-name="gr14" draw:text-style-name="P15" draw:layer="layout" svg:width="4.65cm" svg:height="0.725cm" svg:x="11.15cm" svg:y="8.05cm">
          <draw:text-box>
            <text:p text:style-name="P14"><text:span text:style-name="T6">OneBallGoThrough</text:span></text:p>
          </draw:text-box>
        </draw:frame>
        <draw:line draw:style-name="gr11" draw:text-style-name="P2" draw:layer="layout" svg:x1="12.65cm" svg:y1="9cm" svg:x2="11.15cm" svg:y2="9cm">
          <text:p/>
        </draw:line>
        <draw:frame draw:style-name="gr12" draw:text-style-name="P9" draw:layer="layout" svg:width="1.65cm" svg:height="0.569cm" svg:x="12.45cm" svg:y="8.702cm">
          <draw:text-box>
            <text:p text:style-name="P8"><text:span text:style-name="T3">bottom</text:span></text:p>
          </draw:text-box>
        </draw:frame>
        <draw:line draw:style-name="gr15" draw:text-style-name="P16" draw:layer="layout" svg:x1="2cm" svg:y1="14cm" svg:x2="2cm" svg:y2="15cm">
          <text:p/>
        </draw:line>
        <draw:line draw:style-name="gr15" draw:text-style-name="P16" draw:layer="layout" svg:x1="3cm" svg:y1="14cm" svg:x2="3cm" svg:y2="15cm">
          <text:p/>
        </draw:line>
        <draw:line draw:style-name="gr15" draw:text-style-name="P16" draw:layer="layout" svg:x1="4cm" svg:y1="14cm" svg:x2="4cm" svg:y2="15cm">
          <text:p/>
        </draw:line>
        <draw:line draw:style-name="gr15" draw:text-style-name="P16" draw:layer="layout" svg:x1="5cm" svg:y1="14cm" svg:x2="5cm" svg:y2="15cm">
          <text:p/>
        </draw:line>
        <draw:line draw:style-name="gr15" draw:text-style-name="P16" draw:layer="layout" svg:x1="2cm" svg:y1="15cm" svg:x2="10cm" svg:y2="15cm">
          <text:p/>
        </draw:line>
        <draw:line draw:style-name="gr15" draw:text-style-name="P16" draw:layer="layout" svg:x1="6cm" svg:y1="14cm" svg:x2="6cm" svg:y2="15cm">
          <text:p/>
        </draw:line>
        <draw:line draw:style-name="gr15" draw:text-style-name="P16" draw:layer="layout" svg:x1="7cm" svg:y1="14cm" svg:x2="7cm" svg:y2="15cm">
          <text:p/>
        </draw:line>
        <draw:line draw:style-name="gr15" draw:text-style-name="P16" draw:layer="layout" svg:x1="8cm" svg:y1="14cm" svg:x2="8cm" svg:y2="15cm">
          <text:p/>
        </draw:line>
        <draw:line draw:style-name="gr15" draw:text-style-name="P16" draw:layer="layout" svg:x1="9cm" svg:y1="14cm" svg:x2="9cm" svg:y2="15cm">
          <text:p/>
        </draw:line>
        <draw:custom-shape draw:style-name="gr16" draw:text-style-name="P17" xml:id="id8" draw:id="id8" draw:layer="layout" svg:width="0.5cm" svg:height="0.5cm" svg:x="3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45cm" svg:y1="12.5cm" svg:x2="2.406cm" svg:y2="14.02cm" draw:start-shape="id8" draw:start-glue-point="8" svg:d="M3450 12500l-1044 1520" svg:viewBox="0 0 1045 1521">
          <text:p/>
        </draw:connector>
        <draw:connector draw:style-name="gr3" draw:text-style-name="P2" draw:layer="layout" draw:type="line" svg:x1="3.459cm" svg:y1="12.491cm" svg:x2="4.523cm" svg:y2="14.04cm" svg:d="M3459 12491l1064 1549" svg:viewBox="0 0 1065 1550">
          <text:p/>
        </draw:connector>
        <draw:custom-shape draw:style-name="gr16" draw:text-style-name="P17" xml:id="id9" draw:id="id9" draw:layer="layout" svg:width="0.5cm" svg:height="0.5cm" svg:x="7.3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551cm" svg:y1="12.5cm" svg:x2="6.507cm" svg:y2="14.02cm" draw:start-shape="id9" draw:start-glue-point="8" svg:d="M7551 12500l-1044 1520" svg:viewBox="0 0 1045 1521">
          <text:p/>
        </draw:connector>
        <draw:connector draw:style-name="gr3" draw:text-style-name="P2" draw:layer="layout" draw:type="line" svg:x1="7.56cm" svg:y1="12.491cm" svg:x2="8.624cm" svg:y2="14.04cm" svg:d="M7560 12491l1064 1549" svg:viewBox="0 0 1065 1550">
          <text:p/>
        </draw:connector>
        <draw:frame draw:style-name="gr12" draw:text-style-name="P9" draw:layer="layout" svg:width="1.4cm" svg:height="0.569cm" svg:x="1.95cm" svg:y="14.202cm">
          <draw:text-box>
            <text:p text:style-name="P8"><text:span text:style-name="T3">slot0</text:span></text:p>
          </draw:text-box>
        </draw:frame>
        <draw:frame draw:style-name="gr12" draw:text-style-name="P9" draw:layer="layout" svg:width="1.4cm" svg:height="0.569cm" svg:x="2.95cm" svg:y="14.203cm">
          <draw:text-box>
            <text:p text:style-name="P8"><text:span text:style-name="T3">slot1</text:span></text:p>
          </draw:text-box>
        </draw:frame>
        <draw:frame draw:style-name="gr12" draw:text-style-name="P9" draw:layer="layout" svg:width="1.4cm" svg:height="0.569cm" svg:x="3.95cm" svg:y="14.204cm">
          <draw:text-box>
            <text:p text:style-name="P8"><text:span text:style-name="T3">slot2</text:span></text:p>
          </draw:text-box>
        </draw:frame>
        <draw:frame draw:style-name="gr12" draw:text-style-name="P9" draw:layer="layout" svg:width="1.4cm" svg:height="0.569cm" svg:x="4.95cm" svg:y="14.205cm">
          <draw:text-box>
            <text:p text:style-name="P8"><text:span text:style-name="T3">slot3</text:span></text:p>
          </draw:text-box>
        </draw:frame>
        <draw:frame draw:style-name="gr12" draw:text-style-name="P9" draw:layer="layout" svg:width="1.4cm" svg:height="0.569cm" svg:x="5.95cm" svg:y="14.206cm">
          <draw:text-box>
            <text:p text:style-name="P8"><text:span text:style-name="T3">slot4</text:span></text:p>
          </draw:text-box>
        </draw:frame>
        <draw:frame draw:style-name="gr12" draw:text-style-name="P9" draw:layer="layout" svg:width="1.4cm" svg:height="0.569cm" svg:x="6.95cm" svg:y="14.207cm">
          <draw:text-box>
            <text:p text:style-name="P8"><text:span text:style-name="T3">slot5</text:span></text:p>
          </draw:text-box>
        </draw:frame>
        <draw:frame draw:style-name="gr12" draw:text-style-name="P9" draw:layer="layout" svg:width="1.4cm" svg:height="0.569cm" svg:x="7.95cm" svg:y="14.208cm">
          <draw:text-box>
            <text:p text:style-name="P8"><text:span text:style-name="T3">slot6</text:span></text:p>
          </draw:text-box>
        </draw:frame>
        <draw:line draw:style-name="gr15" draw:text-style-name="P16" draw:layer="layout" svg:x1="11.2cm" svg:y1="18.609cm" svg:x2="11.2cm" svg:y2="19.609cm">
          <text:p/>
        </draw:line>
        <draw:line draw:style-name="gr15" draw:text-style-name="P16" draw:layer="layout" svg:x1="13.2cm" svg:y1="18.609cm" svg:x2="13.2cm" svg:y2="19.609cm">
          <text:p/>
        </draw:line>
        <draw:line draw:style-name="gr15" draw:text-style-name="P16" draw:layer="layout" svg:x1="11.2cm" svg:y1="19.609cm" svg:x2="19.2cm" svg:y2="19.6cm">
          <text:p/>
        </draw:line>
        <draw:line draw:style-name="gr15" draw:text-style-name="P16" draw:layer="layout" svg:x1="15.2cm" svg:y1="18.609cm" svg:x2="15.2cm" svg:y2="19.609cm">
          <text:p/>
        </draw:line>
        <draw:line draw:style-name="gr15" draw:text-style-name="P16" draw:layer="layout" svg:x1="17.2cm" svg:y1="18.609cm" svg:x2="17.2cm" svg:y2="19.609cm">
          <text:p/>
        </draw:line>
        <draw:custom-shape draw:style-name="gr16" draw:text-style-name="P17" xml:id="id10" draw:id="id10" draw:layer="layout" svg:width="0.5cm" svg:height="0.5cm" svg:x="12.4cm" svg:y="1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2.65cm" svg:y1="17.109cm" svg:x2="11.606cm" svg:y2="18.629cm" draw:start-shape="id10" draw:start-glue-point="8" svg:d="M12650 17109l-1044 1520" svg:viewBox="0 0 1045 1521">
          <text:p/>
        </draw:connector>
        <draw:connector draw:style-name="gr3" draw:text-style-name="P2" draw:layer="layout" draw:type="line" svg:x1="12.659cm" svg:y1="17.1cm" svg:x2="13.723cm" svg:y2="18.649cm" svg:d="M12659 17100l1064 1549" svg:viewBox="0 0 1065 1550">
          <text:p/>
        </draw:connector>
        <draw:custom-shape draw:style-name="gr16" draw:text-style-name="P17" xml:id="id11" draw:id="id11" draw:layer="layout" svg:width="0.5cm" svg:height="0.5cm" svg:x="16.501cm" svg:y="1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6.751cm" svg:y1="17.109cm" svg:x2="15.707cm" svg:y2="18.629cm" draw:start-shape="id11" draw:start-glue-point="8" svg:d="M16751 17109l-1044 1520" svg:viewBox="0 0 1045 1521">
          <text:p/>
        </draw:connector>
        <draw:connector draw:style-name="gr3" draw:text-style-name="P2" draw:layer="layout" draw:type="line" svg:x1="16.76cm" svg:y1="17.1cm" svg:x2="17.824cm" svg:y2="18.649cm" svg:d="M16760 17100l1064 1549" svg:viewBox="0 0 1065 1550">
          <text:p/>
        </draw:connector>
        <draw:frame draw:style-name="gr12" draw:text-style-name="P9" draw:layer="layout" svg:width="1.4cm" svg:height="0.569cm" svg:x="11.15cm" svg:y="18.811cm">
          <draw:text-box>
            <text:p text:style-name="P8"><text:span text:style-name="T3">slot8</text:span></text:p>
          </draw:text-box>
        </draw:frame>
        <draw:frame draw:style-name="gr12" draw:text-style-name="P9" draw:layer="layout" svg:width="1.4cm" svg:height="0.569cm" svg:x="13.15cm" svg:y="18.813cm">
          <draw:text-box>
            <text:p text:style-name="P8"><text:span text:style-name="T3">slot9</text:span></text:p>
          </draw:text-box>
        </draw:frame>
        <draw:frame draw:style-name="gr12" draw:text-style-name="P9" draw:layer="layout" svg:width="1.4cm" svg:height="0.569cm" svg:x="15.15cm" svg:y="18.815cm">
          <draw:text-box>
            <text:p text:style-name="P8"><text:span text:style-name="T3">slot10</text:span></text:p>
          </draw:text-box>
        </draw:frame>
        <draw:frame draw:style-name="gr12" draw:text-style-name="P9" draw:layer="layout" svg:width="1.4cm" svg:height="0.569cm" svg:x="17.15cm" svg:y="18.817cm">
          <draw:text-box>
            <text:p text:style-name="P8"><text:span text:style-name="T3">slot11</text:span></text:p>
          </draw:text-box>
        </draw:frame>
        <draw:line draw:style-name="gr15" draw:text-style-name="P16" draw:layer="layout" svg:x1="10cm" svg:y1="14cm" svg:x2="10cm" svg:y2="15cm">
          <text:p/>
        </draw:line>
        <draw:frame draw:style-name="gr12" draw:text-style-name="P9" draw:layer="layout" svg:width="1.4cm" svg:height="0.569cm" svg:x="8.95cm" svg:y="14.209cm">
          <draw:text-box>
            <text:p text:style-name="P8"><text:span text:style-name="T3">slot7</text:span></text:p>
          </draw:text-box>
        </draw:frame>
        <draw:line draw:style-name="gr15" draw:text-style-name="P16" draw:layer="layout" svg:x1="19.2cm" svg:y1="18.6cm" svg:x2="19.2cm" svg:y2="19.6cm">
          <text:p/>
        </draw:line>
        <draw:frame draw:style-name="gr12" draw:text-style-name="P9" draw:layer="layout" svg:width="1cm" svg:height="0.569cm" svg:x="3.75cm" svg:y="12.803cm">
          <draw:text-box>
            <text:p text:style-name="P8"><text:span text:style-name="T3">+1</text:span></text:p>
          </draw:text-box>
        </draw:frame>
        <draw:frame draw:style-name="gr12" draw:text-style-name="P9" draw:layer="layout" svg:width="1cm" svg:height="0.569cm" svg:x="2.35cm" svg:y="12.804cm">
          <draw:text-box>
            <text:p text:style-name="P8"><text:span text:style-name="T3">-1</text:span></text:p>
          </draw:text-box>
        </draw:frame>
        <draw:frame draw:style-name="gr12" draw:text-style-name="P9" draw:layer="layout" svg:width="1cm" svg:height="0.569cm" svg:x="7.85cm" svg:y="12.803cm">
          <draw:text-box>
            <text:p text:style-name="P8"><text:span text:style-name="T3">+1</text:span></text:p>
          </draw:text-box>
        </draw:frame>
        <draw:frame draw:style-name="gr12" draw:text-style-name="P9" draw:layer="layout" svg:width="1cm" svg:height="0.569cm" svg:x="6.45cm" svg:y="12.804cm">
          <draw:text-box>
            <text:p text:style-name="P8"><text:span text:style-name="T3">-1</text:span></text:p>
          </draw:text-box>
        </draw:frame>
        <draw:frame draw:style-name="gr12" draw:text-style-name="P9" draw:layer="layout" svg:width="1cm" svg:height="0.569cm" svg:x="12.95cm" svg:y="17.403cm">
          <draw:text-box>
            <text:p text:style-name="P8"><text:span text:style-name="T3">+1</text:span></text:p>
          </draw:text-box>
        </draw:frame>
        <draw:frame draw:style-name="gr12" draw:text-style-name="P9" draw:layer="layout" svg:width="1cm" svg:height="0.569cm" svg:x="11.55cm" svg:y="17.404cm">
          <draw:text-box>
            <text:p text:style-name="P8"><text:span text:style-name="T3">-1</text:span></text:p>
          </draw:text-box>
        </draw:frame>
        <draw:frame draw:style-name="gr12" draw:text-style-name="P9" draw:layer="layout" svg:width="1cm" svg:height="0.569cm" svg:x="17.05cm" svg:y="17.403cm">
          <draw:text-box>
            <text:p text:style-name="P8"><text:span text:style-name="T3">+1</text:span></text:p>
          </draw:text-box>
        </draw:frame>
        <draw:frame draw:style-name="gr12" draw:text-style-name="P9" draw:layer="layout" svg:width="1cm" svg:height="0.569cm" svg:x="15.65cm" svg:y="17.404cm">
          <draw:text-box>
            <text:p text:style-name="P8"><text:span text:style-name="T3">-1</text:span></text:p>
          </draw:text-box>
        </draw:frame>
        <draw:custom-shape draw:style-name="gr17" draw:text-style-name="P16" draw:layer="layout" svg:width="1.5cm" svg:height="1.5cm" svg:x="9.25cm" svg:y="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" draw:text-style-name="P4" draw:layer="layout" svg:width="1.2cm" svg:height="0.725cm" svg:x="8.35cm" svg:y="16.41cm">
          <draw:text-box>
            <text:p text:style-name="P3"><text:span text:style-name="T1">fi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2" draw:display-name="線條箭頭 2" svg:viewBox="0 0 20 20" svg:d="M0 20l10-20 10 20z"/>
    <draw:marker draw:name="線條箭頭_20_3" draw:display-name="線條箭頭 3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0.4.2$Linux_X86_64 LibreOffice_project/00$Build-2</meta:generator>
    <dc:date>2023-05-05T18:49:21.983681329</dc:date>
    <meta:editing-duration>PT1H24S</meta:editing-duration>
    <meta:editing-cycles>13</meta:editing-cycles>
    <meta:document-statistic meta:object-count="80"/>
  </office:meta>
</office:document-meta>
</file>